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Text_20_body">
      <style:text-properties style:font-name="apple-system" fo:font-size="10.5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 officeooo:rsid="001d43e3" officeooo:paragraph-rsid="001d43e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pple-system" fo:font-size="10.5pt" fo:font-weight="bold" officeooo:rsid="001d43e3" officeooo:paragraph-rsid="001d43e3" style:font-weight-asian="bold" style:font-weight-complex="bold"/>
    </style:style>
    <style:style style:name="T1" style:family="text">
      <style:text-properties style:font-name="apple-system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cial 3</text:p>
      <text:p text:style-name="P1">Cordial saludo estimados estudiantes:</text:p>
      <text:p text:style-name="Text_20_body"> </text:p>
      <text:p text:style-name="Text_20_body"><text:a xlink:type="simple" xlink:href="https://www.kaggle.com/datasets/dilkushsingh/facial-emotion-dataset?select=train_dir" office:target-frame-name="_blank" xlink:show="new" text:style-name="Internet_20_link" text:visited-style-name="Visited_20_Internet_20_Link"><text:span text:style-name="T1">https://www.kaggle.com/datasets/dilkushsingh/facial-emotion-dataset?select=train_dir</text:span></text:a></text:p>
      <text:p text:style-name="Text_20_body"> </text:p>
      <text:p text:style-name="P1">Utilizando el dataset del enlace anterior, realizar un modelo de identificación de emociones en rostro. Para ello, utiliza arquitecturas de redes convolucionales en deep learning, e implementa las diferentes estrategias de desarrollo (modelos de ceros, por transfer learnig, fine tuning, y fearure based models).</text:p>
      <text:p text:style-name="Text_20_body"> </text:p>
      <text:p text:style-name="P1">Con la mejor estrategia, implementa la solución en imágenes adquiridas por una cámara. Intentar que sea en tiempo real.</text:p>
      <text:p text:style-name="Text_20_body"> </text:p>
      <text:p text:style-name="P1">Realiza un informe del trabajo tipo  informe y un video de presentación. Todo esto se debe subir a la siguiente carpeta:</text:p>
      <text:p text:style-name="Text_20_body"> </text:p>
      <text:p text:style-name="Text_20_body"><text:a xlink:type="simple" xlink:href="https://drive.google.com/drive/folders/10u4zqhZampXNaHQylmWg3jkKMeQjYXTs?usp=sharing" office:target-frame-name="_blank" xlink:show="new" text:style-name="Internet_20_link" text:visited-style-name="Visited_20_Internet_20_Link"><text:span text:style-name="T1">https://drive.google.com/drive/folders/10u4zqhZampXNaHQylmWg3jkKMeQjYXTs?usp=sharing</text:span></text:a></text:p>
      <text:p text:style-name="Text_20_body"> </text:p>
      <text:p text:style-name="P1">La fecha de entrega será para el lunes 20 de octubre, valor 20%.</text:p>
      <text:p text:style-name="P3">An annotated collection of facial images categorized by emotions.</text:p>
      <text:p text:style-name="P3"/>
      <text:p text:style-name="P3"/>
      <text:p text:style-name="P3"/>
      <text:p text:style-name="P5">Solución:</text:p>
      <text:p text:style-name="P4">Bibliografía encontrada<text:line-break/><text:a xlink:type="simple" xlink:href="https://github.com/kdhht2334/awesome-SOTA-FER?tab=readme-ov-file#2024-c" text:style-name="Internet_20_link" text:visited-style-name="Visited_20_Internet_20_Link">https://github.com/kdhht2334/awesome-SOTA-FER?tab=readme-ov-file#2024-c</text:a> </text:p>
      <text:p text:style-name="P4"/>
      <text:p text:style-name="P4">Curso youtube </text:p>
      <text:p text:style-name="P4"><text:a xlink:type="simple" xlink:href="https://www.youtube.com/watch?v=bK_k7eebGgc&amp;list=PLgNJO2hghbmhHuhURAGbe6KWpiYZt0AMH" text:style-name="Internet_20_link" text:visited-style-name="Visited_20_Internet_20_Link">https://www.youtube.com/watch?v=bK_k7eebGgc&amp;list=PLgNJO2hghbmhHuhURAGbe6KWpiYZt0AMH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7:32:09.224843436</meta:creation-date>
    <dc:date>2025-10-13T11:58:57.438982535</dc:date>
    <meta:editing-duration>PT26M1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121" meta:character-count="1103" meta:non-whitespace-character-count="985"/>
  </office:meta>
</office:document-meta>
</file>